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officeooo:rsid="001a40d2" officeooo:paragraph-rsid="001a40d2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1a40d2" officeooo:paragraph-rsid="001a40d2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1a40d2" officeooo:paragraph-rsid="001a40d2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1a8569" officeooo:paragraph-rsid="001a40d2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1d182f" officeooo:paragraph-rsid="001d182f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1d182f" officeooo:paragraph-rsid="001d182f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officeooo:rsid="001f8cb0" officeooo:paragraph-rsid="001f8cb0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1f8cb0" officeooo:paragraph-rsid="001f8cb0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1f8cb0" officeooo:paragraph-rsid="0021d998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weight="bold" officeooo:rsid="00206049" officeooo:paragraph-rsid="00206049" style:font-size-asian="13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8569" style:font-weight-asian="normal" style:font-weight-complex="normal"/>
    </style:style>
    <style:style style:name="T3" style:family="text">
      <style:text-properties officeooo:rsid="001a8569"/>
    </style:style>
    <style:style style:name="T4" style:family="text">
      <style:text-properties officeooo:rsid="0025e6c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ea4f6"/>
    </style:style>
    <style:style style:name="T7" style:family="text">
      <style:text-properties officeooo:rsid="001f8cb0"/>
    </style:style>
    <style:style style:name="T8" style:family="text">
      <style:text-properties officeooo:rsid="00206049"/>
    </style:style>
    <style:style style:name="T9" style:family="text">
      <style:text-properties officeooo:rsid="0020e743"/>
    </style:style>
    <style:style style:name="T10" style:family="text">
      <style:text-properties officeooo:rsid="0021d998"/>
    </style:style>
    <style:style style:name="T11" style:family="text">
      <style:text-properties fo:font-weight="normal" officeooo:rsid="0021d998" style:font-weight-asian="normal" style:font-weight-complex="normal"/>
    </style:style>
    <style:style style:name="T12" style:family="text">
      <style:text-properties fo:font-weight="normal" officeooo:rsid="00223ea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rte éditoriale du site web de RaceFest Events</text:p>
      <text:p text:style-name="P1"/>
      <text:p text:style-name="P2">I. Définition de la charte</text:p>
      <text:p text:style-name="P2"><text:tab/></text:p>
      <text:p text:style-name="P2"><text:tab/>1. Objectifs de la charte</text:p>
      <text:p text:style-name="P2"/>
      <text:p text:style-name="P2"><text:tab/><text:span text:style-name="T1">a. Décrire la ligne éditoriale du site web, ses objectifs, son public.</text:span></text:p>
      <text:p text:style-name="P2"><text:span text:style-name="T1"/></text:p>
      <text:p text:style-name="P3"><text:tab/>b. Fournir l’ensemble des règles visant à fournir une site internet de qualité aux <text:tab/> <text:tab/> <text:s text:c="3"/>clients et clients potentiels.</text:p>
      <text:p text:style-name="P2"><text:span text:style-name="T1"/></text:p>
      <text:p text:style-name="P2"><text:span text:style-name="T1"><text:tab/></text:span>2. Public visé par la charte</text:p>
      <text:p text:style-name="P2"><text:span text:style-name="T1"/></text:p>
      <text:p text:style-name="P2"><text:span text:style-name="T1"><text:tab/>Les membres de l’entreprise RaceFest Events qui sont amenés à publier au nom de <text:tab/>l’entreprise RaceFest Events </text:span><text:span text:style-name="T2">un site internet sur le serveur de l’entreprise font partie <text:tab/>du public visé par la présente charte.</text:span></text:p>
      <text:p text:style-name="P2"><text:span text:style-name="T2"/></text:p>
      <text:p text:style-name="P2"><text:span text:style-name="T2"><text:tab/></text:span><text:span text:style-name="T3">3. <text:s/>Définition du périmètre du site web global de RaceFest Events</text:span></text:p>
      <text:p text:style-name="P2"><text:span text:style-name="T2"/></text:p>
      <text:p text:style-name="P4"><text:tab/>Le site web global de RaceFest Events prend en compte tous les sites faisant partie de <text:tab/>l’entreprise RaceFest Events et publiant au nom de l’entreprise. Il comprend donc :</text:p>
      <text:p text:style-name="P2"><text:span text:style-name="T2"/></text:p>
      <text:p text:style-name="P4"><text:tab/>a. Les sites hébergés par les serveurs de l’entreprise RaceFest Events ou de l’une de <text:tab/>ses filiales.</text:p>
      <text:p text:style-name="P4"><text:tab/>b. Les sites externes gérés par des entités appartenant à l’entreprise RaceFest Events.</text:p>
      <text:p text:style-name="P4"><text:tab/>c. Également sont compris les sites gérés individuellement par des employés de <text:tab/>l’entreprise RaceFest Events</text:p>
      <text:p text:style-name="P2"><text:span text:style-name="T2"/></text:p>
      <text:p text:style-name="P2"><text:span text:style-name="T2"><text:tab/></text:span><text:span text:style-name="T3">4. Structure de la charte</text:span></text:p>
      <text:p text:style-name="P2"/>
      <text:p text:style-name="P3"><text:tab/><text:span text:style-name="T3">La charte éditoriale de l’entreprise RaceFest Events </text:span><text:span text:style-name="T4">est divisée en 2 parties :</text:span></text:p>
      <text:p text:style-name="P3"><text:tab/><text:tab/></text:p>
      <text:p text:style-name="P3"><text:tab/><text:tab/><text:span text:style-name="T4">I. La définition de la charte ci dessus</text:span></text:p>
      <text:p text:style-name="P3"/>
      <text:p text:style-name="P3"><text:span text:style-name="T4"><text:tab/><text:tab/>II. La ligne graphique qui définit les règles d’organisation de la charte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II. Ligne graphique</text:p>
      <text:p text:style-name="P6"/>
      <text:p text:style-name="P6"><text:tab/><text:span text:style-name="T5">1. Matériel et organisation graphique générale</text:span></text:p>
      <text:p text:style-name="P6"/>
      <text:p text:style-name="P6"><text:tab/>Afin de garder une cohérence entre les différents sites de l’entreprise, <text:span text:style-name="T6">les différents <text:tab/>sites de l’entreprise RaceFest Events, ou appartenant à l’entreprise ou à l’une de ses <text:tab/>filiales devront : </text:span></text:p>
      <text:p text:style-name="P6"><text:tab/><text:span text:style-name="T6">a. S’ils utilisent une version ancienne du design du site web : de mettre à jour leur <text:tab/>site internet pour le rendre conforme à la ligne graphique actuelle.</text:span></text:p>
      <text:p text:style-name="P6"><text:tab/><text:span text:style-name="T6">b. S’ils sont sites externes appartenant à l’entreprise RaceFest Events : qu’ils <text:tab/>montrent leur appartenance à l’entreprise en insérant le logo de RaceFest Events au <text:tab/>sommet de la page internet. </text:span><text:span text:style-name="T7">Le logo doit contenir un lien renvoyant à la page <text:tab/>principale du site de RaceFest Events.</text:span></text:p>
      <text:p text:style-name="P6"/>
      <text:p text:style-name="P7"><text:tab/>2. Règles rédactionnelles</text:p>
      <text:p text:style-name="P7"/>
      <text:p text:style-name="P7"/>
      <text:p text:style-name="P7"><text:tab/>a. Le ton rédactionnel</text:p>
      <text:p text:style-name="P7"/>
      <text:p text:style-name="P8"><text:tab/><text:span text:style-name="T8">Le choix du ton rédactionnel fait partie de l’identité des sites de l’entreprise RaceFest <text:tab/>Events. </text:span><text:span text:style-name="T9">Les sites sont utilisés pour proposer des services et des informations <text:tab/>concernant les activités de l’entreprise RaceFest Events et concernant leur <text:tab/>fonctionnement. Il est donc important d’utiliser un ton courant et de concentrer le <text:tab/>discours sur la compréhension des services proposés. </text:span><text:span text:style-name="T10">Il faut également faire attention <text:tab/>aux besoins des clients et adapter le discours en fonction.</text:span></text:p>
      <text:p text:style-name="P7"/>
      <text:p text:style-name="P7"><text:tab/>b. <text:span text:style-name="T8">Écrire de façon claire</text:span></text:p>
      <text:p text:style-name="P7"/>
      <text:p text:style-name="P9"><text:tab/><text:span text:style-name="T9">La clarification est un élément important </text:span><text:span text:style-name="T10">lorsque l’on crée un site internet, puisque la <text:tab/>lecture sur les écrans peut s’avérer difficile. </text:span><text:span text:style-name="T9">Il est donc privilégi</text:span><text:span text:style-name="T10">é</text:span><text:span text:style-name="T9"> de ne pas utiliser de <text:tab/>structures trop complexes, ni trop brèves. </text:span></text:p>
      <text:p text:style-name="P7"/>
      <text:p text:style-name="P10"><text:tab/>c. Mise en forme des textes</text:p>
      <text:p text:style-name="P10"/>
      <text:p text:style-name="P10"><text:tab/><text:span text:style-name="T11">Il est important de ne pas faire de paragraphes trop longs afin d’éclaircir les textes, <text:tab/>d’utiliser les styles spéciaux (gras, souligné…) afin de mettre en valeur les mots <text:tab/>importants. Il faut aussi éviter les textes en majuscules qui sont difficiles à lire. </text:span><text:span text:style-name="T12">Il faut <text:tab/>aussi mettre en valeur et désigner clairement les liens hypertextes.</text:span></text:p>
      <text:p text:style-name="P10"><text:span text:style-name="T12"/></text:p>
      <text:p text:style-name="P10"><text:span text:style-name="T1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5T14:37:53.983000000</meta:creation-date>
    <dc:date>2024-12-09T19:19:15.219000000</dc:date>
    <meta:editing-duration>PT43M3S</meta:editing-duration>
    <meta:editing-cycles>6</meta:editing-cycles>
    <meta:generator>LibreOffice/24.8.3.2$Windows_x86 LibreOffice_project/48a6bac9e7e268aeb4c3483fcf825c94556d9f92</meta:generator>
    <meta:document-statistic meta:table-count="0" meta:image-count="0" meta:object-count="0" meta:page-count="2" meta:paragraph-count="30" meta:word-count="503" meta:character-count="3146" meta:non-whitespace-character-count="2610"/>
  </office:meta>
</office:document-meta>
</file>